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1493" style:font-name="Arial1" officeooo:rsid="00009c3f" officeooo:paragraph-rsid="00009c3f"/>
    </style:style>
    <style:style style:name="P2" style:family="paragraph" style:parent-style-name="Standard">
      <style:text-properties fo:color="#ff1493" style:font-name="Arial1" fo:font-weight="normal" officeooo:rsid="00044e62" officeooo:paragraph-rsid="00044e62" style:font-weight-asian="normal" style:font-weight-complex="normal"/>
    </style:style>
    <style:style style:name="P3" style:family="paragraph" style:parent-style-name="Standard">
      <style:text-properties fo:color="#ff1493" style:font-name="Arial1" fo:font-size="11pt" fo:font-weight="normal" officeooo:rsid="00044e62" officeooo:paragraph-rsid="00044e62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1" officeooo:rsid="00009c3f" officeooo:paragraph-rsid="00009c3f"/>
    </style:style>
    <style:style style:name="P5" style:family="paragraph" style:parent-style-name="Standard">
      <style:text-properties style:font-name="Arial1" fo:font-weight="bold" officeooo:rsid="00009c3f" officeooo:paragraph-rsid="00009c3f" style:font-weight-asian="bold" style:font-weight-complex="bold"/>
    </style:style>
    <style:style style:name="P6" style:family="paragraph" style:parent-style-name="Standard">
      <style:text-properties style:font-name="Arial1" fo:font-weight="bold" officeooo:rsid="00156d7c" officeooo:paragraph-rsid="00156d7c" style:font-weight-asian="bold" style:font-weight-complex="bold"/>
    </style:style>
    <style:style style:name="P7" style:family="paragraph" style:parent-style-name="Standard">
      <style:text-properties style:font-name="Arial1" fo:font-weight="normal" officeooo:rsid="00009c3f" officeooo:paragraph-rsid="00009c3f" style:font-weight-asian="normal" style:font-weight-complex="normal"/>
    </style:style>
    <style:style style:name="P8" style:family="paragraph" style:parent-style-name="Standard">
      <style:text-properties style:font-name="Arial1" fo:font-weight="normal" officeooo:rsid="00009c3f" officeooo:paragraph-rsid="00060c83" style:font-weight-asian="normal" style:font-weight-complex="normal"/>
    </style:style>
    <style:style style:name="P9" style:family="paragraph" style:parent-style-name="Standard">
      <style:text-properties style:font-name="Arial1" fo:font-weight="normal" officeooo:rsid="0002504a" officeooo:paragraph-rsid="0002504a" style:font-weight-asian="normal" style:font-weight-complex="normal"/>
    </style:style>
    <style:style style:name="P10" style:family="paragraph" style:parent-style-name="Standard">
      <style:text-properties style:font-name="Arial1" fo:font-weight="normal" officeooo:rsid="00044e62" officeooo:paragraph-rsid="00044e62" style:font-weight-asian="normal" style:font-weight-complex="normal"/>
    </style:style>
    <style:style style:name="P11" style:family="paragraph" style:parent-style-name="Standard">
      <style:text-properties style:font-name="Arial1" fo:font-weight="normal" officeooo:rsid="00156d7c" officeooo:paragraph-rsid="00156d7c" style:font-weight-asian="normal" style:font-weight-complex="normal"/>
    </style:style>
    <style:style style:name="P12" style:family="paragraph" style:parent-style-name="Standard">
      <style:text-properties style:font-name="Arial1" fo:font-weight="normal" officeooo:rsid="0016db5f" officeooo:paragraph-rsid="0016db5f" style:font-weight-asian="normal" style:font-weight-complex="normal"/>
    </style:style>
    <style:style style:name="P13" style:family="paragraph" style:parent-style-name="Standard">
      <style:text-properties style:font-name="Arial1" officeooo:rsid="00044e62" officeooo:paragraph-rsid="00044e62"/>
    </style:style>
    <style:style style:name="P14" style:family="paragraph" style:parent-style-name="Standard">
      <style:text-properties officeooo:rsid="00044e62" officeooo:paragraph-rsid="00044e62"/>
    </style:style>
    <style:style style:name="P15" style:family="paragraph" style:parent-style-name="Standard">
      <style:text-properties fo:color="#000000" style:font-name="Arial1" fo:font-weight="normal" officeooo:rsid="00044e62" officeooo:paragraph-rsid="00044e62" style:font-weight-asian="normal" style:font-weight-complex="normal"/>
    </style:style>
    <style:style style:name="P16" style:family="paragraph" style:parent-style-name="Standard">
      <style:text-properties fo:color="#000000" style:font-name="Arial1" fo:font-size="11pt" fo:font-weight="normal" officeooo:rsid="00044e62" officeooo:paragraph-rsid="00044e62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Arial1" fo:font-size="11pt" fo:font-weight="normal" officeooo:rsid="0010d95d" officeooo:paragraph-rsid="0010d95d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1" fo:font-weight="normal" officeooo:rsid="0002504a" officeooo:paragraph-rsid="0002504a" style:font-weight-asian="normal" style:font-weight-complex="normal"/>
    </style:style>
    <style:style style:name="P19" style:family="paragraph" style:parent-style-name="Standard">
      <style:text-properties style:font-name="Arial1" fo:font-weight="normal" officeooo:rsid="001fe20b" officeooo:paragraph-rsid="001fe20b" style:font-weight-asian="normal" style:font-weight-complex="normal"/>
    </style:style>
    <style:style style:name="T1" style:family="text">
      <style:text-properties officeooo:rsid="0002504a"/>
    </style:style>
    <style:style style:name="T2" style:family="text">
      <style:text-properties style:font-name="Arial"/>
    </style:style>
    <style:style style:name="T3" style:family="text">
      <style:text-properties style:font-name="Arial" officeooo:rsid="0017b30f"/>
    </style:style>
    <style:style style:name="T4" style:family="text">
      <style:text-properties style:font-name="Arial" officeooo:rsid="001833e9"/>
    </style:style>
    <style:style style:name="T5" style:family="text">
      <style:text-properties officeooo:rsid="00060c83"/>
    </style:style>
    <style:style style:name="T6" style:family="text">
      <style:text-properties officeooo:rsid="0009a0ac"/>
    </style:style>
    <style:style style:name="T7" style:family="text">
      <style:text-properties fo:color="#000000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10d95d"/>
    </style:style>
    <style:style style:name="T10" style:family="text">
      <style:text-properties fo:color="#5e8ac7"/>
    </style:style>
    <style:style style:name="T11" style:family="text">
      <style:text-properties fo:color="#5e8ac7" fo:font-size="11pt" style:font-size-asian="11pt" style:font-size-complex="11pt"/>
    </style:style>
    <style:style style:name="T12" style:family="text">
      <style:text-properties fo:color="#ff950e"/>
    </style:style>
    <style:style style:name="T13" style:family="text">
      <style:text-properties fo:color="#ff950e" fo:font-weight="bold" officeooo:rsid="0016db5f" style:font-weight-asian="bold" style:font-weight-complex="bold"/>
    </style:style>
    <style:style style:name="T14" style:family="text">
      <style:text-properties fo:color="#ff950e" officeooo:rsid="001833e9"/>
    </style:style>
    <style:style style:name="T15" style:family="text">
      <style:text-properties fo:color="#ff950e" officeooo:rsid="001a0d5a"/>
    </style:style>
    <style:style style:name="T16" style:family="text">
      <style:text-properties fo:color="#ff950e" officeooo:rsid="0017b30f"/>
    </style:style>
    <style:style style:name="T17" style:family="text">
      <style:text-properties fo:color="#ff950e" style:font-name="Arial" officeooo:rsid="0017b30f"/>
    </style:style>
    <style:style style:name="T18" style:family="text">
      <style:text-properties fo:color="#ff950e" officeooo:rsid="001cdc1a"/>
    </style:style>
    <style:style style:name="T19" style:family="text">
      <style:text-properties officeooo:rsid="0017b30f"/>
    </style:style>
    <style:style style:name="T20" style:family="text">
      <style:text-properties officeooo:rsid="001833e9"/>
    </style:style>
    <style:style style:name="T21" style:family="text">
      <style:text-properties officeooo:rsid="001a0d5a"/>
    </style:style>
    <style:style style:name="T22" style:family="text">
      <style:text-properties officeooo:rsid="001cdc1a"/>
    </style:style>
    <style:style style:name="T23" style:family="text">
      <style:text-properties style:font-name="Arial"/>
    </style:style>
    <style:style style:name="T24" style:family="text">
      <style:text-properties style:font-name="Arial" officeooo:rsid="00217d85"/>
    </style:style>
    <style:style style:name="T25" style:family="text">
      <style:text-properties style:font-name="Arial" officeooo:rsid="0023228b"/>
    </style:style>
    <style:style style:name="T26" style:family="text">
      <style:text-properties style:font-name="Arial" officeooo:rsid="0024de98"/>
    </style:style>
    <style:style style:name="T27" style:family="text">
      <style:text-properties officeooo:rsid="00217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/>
      <text:p text:style-name="P4"/>
      <text:p text:style-name="P5">Recommendation Letter for Ingrid Farkas</text:p>
      <text:p text:style-name="P5"/>
      <text:p text:style-name="P5"/>
      <text:p text:style-name="P6"/>
      <text:p text:style-name="P7">I have known Ingrid for more than a year as a <text:span text:style-name="T9">lecturer</text:span>. I taught Ingrid two courses: Advanced Java and Oracle <text:span text:style-name="T9">APEX</text:span>.</text:p>
      <text:p text:style-name="P7"/>
      <text:p text:style-name="P11">Ich kenne Ingrid mehr als drei Jahren als ihrer Lehrer. Ich lehrte Ingrid zwei Kurse: Java ( fortgeschrittene Stufe <text:span text:style-name="T13">( die )</text:span> ) und Oracle APEX.</text:p>
      <text:p text:style-name="P7"/>
      <text:p text:style-name="P8">In both courses she studied very hard, her assignments were always done on time and she always did her best to succeed in the course. <text:span text:style-name="T5">S</text:span>he was always very active <text:span text:style-name="T5">i</text:span>n the class and she asked many questions about the material. Beside that she always tried to learn <text:span text:style-name="T1">a</text:span>nd to do more than I expected from her in the class.</text:p>
      <text:p text:style-name="P8"/>
      <text:p text:style-name="P12">In beiden Kursen <text:span text:style-name="T12">( der Kurs oder der Lehrgang ) </text:span>Sie studierte sehr flei<text:span text:style-name="T2">ß</text:span>ig und Sie hat she viel gelernt. <text:span text:style-name="T19">Ihre Aufgaben </text:span><text:span text:style-name="T16">( </text:span><text:span text:style-name="T18">der Auftrag - </text:span><text:span text:style-name="T16">die Auftr</text:span><text:span text:style-name="T17">ä</text:span><text:span text:style-name="T18">ge )</text:span><text:span text:style-name="T22"> waren sehr pr</text:span><text:span text:style-name="T3">ä</text:span><text:span text:style-name="T19">zis und immer p</text:span><text:span text:style-name="T3">ü</text:span><text:span text:style-name="T19">nktlich ( rechtzeitig ) gemacht und Sie hat immer alles was Sie k</text:span><text:span text:style-name="T3">ö</text:span><text:span text:style-name="T20">nnte getan um im Kurs erfolgreich zu sein. Sie war immer sehr aktiv und Sie stellte viele Fragen </text:span><text:span text:style-name="T4">ü</text:span><text:span text:style-name="T20">ber die Unterrichtsmaterial </text:span><text:span text:style-name="T14">(das Unterrichtsmaterial )</text:span><text:span text:style-name="T20">. Au</text:span><text:span text:style-name="T4">ß</text:span><text:span text:style-name="T21">erdem Sie hat immer </text:span><text:span text:style-name="T15">( in der Klasse )</text:span><text:span text:style-name="T21"> mehr gelernt und mehr getan als ich von ihr erwartet hatte.</text:span></text:p>
      <text:p text:style-name="P7"/>
      <text:p text:style-name="P9">I believe that Ingrid would be an excellent addition to your company. She has outstanding programming skills, pays lots of attention to the details <text:span text:style-name="T5">and</text:span> has very good problem solving skills. Beside that she is attentive and bright woman, who is very independent but at the same time she likes to work as a part of a team. </text:p>
      <text:p text:style-name="P9"/>
      <text:p text:style-name="P19">Ich bin sicher Ingrid wird eine hervorragende Erg<text:span text:style-name="T2">ä</text:span>nzung ( die ) <text:span text:style-name="T27">f</text:span><text:span text:style-name="T24">ü</text:span><text:span text:style-name="T27">r Ihr Unternehmen ( das ) sein. Sie hat ausgezeichneten ( ICH ) Programmierungkenntnisse, sie achtet sehr auf ( an ) die Einzelheiten und hat sehr gute Probleml</text:span><text:span text:style-name="T24">ö</text:span><text:span text:style-name="T25">sungfähigkeiten. Außerdem sie ist eine aufmerksame und kluge Frau </text:span><text:span text:style-name="T26">die sehr unabhängig ist und sie arbeitet immer gern mit andere Kollegen.</text:span></text:p>
      <text:p text:style-name="P9"/>
      <text:p text:style-name="P9">In class and in her work she demonstrates that she is an intelligent and capable student with a great potential. She has always been among the best students in the school. I am confident that Ingrid will thrive in a profession of a <text:span text:style-name="T6">p</text:span><text:span text:style-name="T7">rogrammer</text:span>.</text:p>
      <text:p text:style-name="P9"/>
      <text:p text:style-name="P10">I am convinced that Ingrid will make a more than valuable contribution to your company. She has my highest recommendation. Should you have any questions please do not hesitate contact me by mobile: +381 (0)69 4466-046 or by email: <text:a xlink:type="simple" xlink:href="mailto:vladimir.lalovic@digimed.rs" text:style-name="Internet_20_link" text:visited-style-name="Visited_20_Internet_20_Link"><text:span text:style-name="T10">vladimir.lalovic@digimed.rs</text:span></text:a>.</text:p>
      <text:p text:style-name="P10"/>
      <text:p text:style-name="P10"/>
      <text:p text:style-name="P10"><text:span text:style-name="T6">Yours sincerely</text:span>, </text:p>
      <text:p text:style-name="P2"/>
      <text:p text:style-name="P2"/>
      <text:p text:style-name="P2"/>
      <text:p text:style-name="P2"/>
      <text:p text:style-name="P16"><text:soft-page-break/>Vladimir Lalovi<text:span text:style-name="T2">ć</text:span></text:p>
      <text:p text:style-name="P17">Lecturer</text:p>
      <text:p text:style-name="P17">Digimed</text:p>
      <text:p text:style-name="P17">Cara Lazara 7</text:p>
      <text:p text:style-name="P17">19210 <text:s/>Bor</text:p>
      <text:p text:style-name="P16"/>
      <text:p text:style-name="P16">Mobile: +381 (0)69 4466-046</text:p>
      <text:p text:style-name="P15"><text:span text:style-name="T8">Email: </text:span><text:a xlink:type="simple" xlink:href="mailto:vladimir.lalovic@digimed.rs" text:style-name="Internet_20_link" text:visited-style-name="Visited_20_Internet_20_Link"><text:span text:style-name="T11">vladimir.lalovic@digimed.rs</text:span></text:a></text:p>
      <text:p text:style-name="P3"/>
      <text:p text:style-name="P10"/>
      <text:p text:style-name="P10"/>
      <text:p text:style-name="P14"/>
      <text:p text:style-name="P1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4:03:46.128000000</meta:creation-date>
    <dc:date>2019-08-11T15:47:57.651000000</dc:date>
    <meta:editing-duration>PT1H14M2S</meta:editing-duration>
    <meta:editing-cycles>14</meta:editing-cycles>
    <meta:generator>LibreOffice/5.4.7.2$Windows_X86_64 LibreOffice_project/c838ef25c16710f8838b1faec480ebba495259d0</meta:generator>
    <meta:print-date>2018-08-08T23:36:09.128000000</meta:print-date>
    <meta:document-statistic meta:table-count="0" meta:image-count="0" meta:object-count="0" meta:page-count="2" meta:paragraph-count="18" meta:word-count="421" meta:character-count="2431" meta:non-whitespace-character-count="2023"/>
  </office:meta>
</office:document-meta>
</file>